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93632" text:style-name="L1">
        <text:list-item>
          <text:p text:style-name="P1">SELECT DISTINCT YEAR(`students`.`enrolment_date`) AS `year`, COUNT(id) AS `number_of_students`</text:p>
          <text:p text:style-name="P1">FROM `students`</text:p>
          <text:p text:style-name="P1">GROUP BY YEAR(`students`.`enrolment_date`);</text:p>
          <text:p text:style-name="P1"/>
        </text:list-item>
        <text:list-item>
          <text:p text:style-name="P1">SELECT `teachers`.`office_address`, COUNT(id) AS `number_of_teachers`</text:p>
          <text:p text:style-name="P1">FROM `teachers`</text:p>
          <text:p text:style-name="P1">GROUP BY `teachers`.`office_address`;</text:p>
          <text:p text:style-name="P1"/>
        </text:list-item>
        <text:list-item>
          <text:p text:style-name="P1">SELECT `exam_student`.`exam_id`, AVG(`exam_student`.`vote`) AS `avg_vote`</text:p>
          <text:p text:style-name="P1">FROM `exam_student`</text:p>
          <text:p text:style-name="P1">GROUP BY `exam_student`.`exam_id`;</text:p>
          <text:p text:style-name="P1"/>
        </text:list-item>
        <text:list-item>
          <text:p text:style-name="P1">SELECT `departments`.`name`, COUNT(`degrees`.`id`) AS `number_of_courses`</text:p>
          <text:p text:style-name="P1">FROM `departments`</text:p>
          <text:p text:style-name="P1">INNER JOIN `degrees`</text:p>
          <text:p text:style-name="P1">ON `degrees`.`department_id` = `departments`.`id`</text:p>
          <text:p text:style-name="P1">GROUP BY `departments`.`name`;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it" fo:country="IT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it" fo:country="IT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05:43.763201928</meta:creation-date>
    <dc:date>2021-07-06T14:32:23.940155022</dc:date>
    <meta:editing-duration>PT6M20S</meta:editing-duration>
    <meta:editing-cycles>1</meta:editing-cycles>
    <meta:document-statistic meta:table-count="0" meta:image-count="0" meta:object-count="0" meta:page-count="1" meta:paragraph-count="14" meta:word-count="54" meta:character-count="597" meta:non-whitespace-character-count="561"/>
    <meta:generator>LibreOffice/7.1.4.2$Linux_X86_64 LibreOffice_project/10$Build-2</meta:generator>
  </office:meta>
</office:document-meta>
</file>